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578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NK STATEMENT MUTATION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 table:number-columns-spanned="9" table:number-rows-spanned="1">
            <text:p><text:a xlink:href="python://get_company()" xlink:type="simple">Company Name</text:a></text:p>
          </table:table-cell>
          <table:covered-table-cell table:number-columns-repeated="8"/>
        </table:table-row>
        <table:table-row table:style-name="ro1">
          <table:table-cell office:value-type="string" calcext:value-type="string" table:number-columns-spanned="8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5" table:style-name="ce11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8" table:number-rows-spanned="1">
            <text:p><text:a xlink:href="python://'Date%20start:%20'%20+%20time.strftime('%25d/%25m/%25Y',%20time.strptime(data['form']['date_start'],%20'%25Y-%25m-%25d'))" xlink:type="simple">DATE START</text:a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8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8" table:number-rows-spanned="1">
            <text:p><text:a xlink:href="python://'Date%20end:%20'%20+%20time.strftime('%25d/%25m/%25Y',%20time.strptime(data['form']['date_end'],%20'%25Y-%25m-%25d'))" xlink:type="simple">DATE END</text:a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6" table:number-rows-spanned="1">
            <text:p><text:a xlink:href="python://for%20each=%22journal%20in%20get_journal()%22" xlink:type="simple">START LOOP JOURNAL</text:a>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6" table:number-rows-spanned="1">
            <text:p><text:a xlink:href="python://journal[%22name%22]" xlink:type="simple">JOURNAL NAME</text:a>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 table:number-columns-spanned="6" table:number-rows-spanned="1">
            <text:p><text:a xlink:href="python://'Currency: ' + journal['currency']" xlink:type="simple">CURRENCY</text:a>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 table:number-columns-spanned="6" table:number-rows-spanned="1">
            <text:p><text:a xlink:href="python://'Bank: ' + journal['bank']" xlink:type="simple">BANK</text:a>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 table:number-columns-spanned="6" table:number-rows-spanned="1">
            <text:p><text:a xlink:href="python://'Acc. Owner: ' + journal['owner_name']" xlink:type="simple">OWNER NAME</text:a>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<text:a xlink:href="python://'Acc. Number: ' + journal['acc_number']" xlink:type="simple">ACC. NUMBER</text:a>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Partner</text:p>
          </table:table-cell>
          <table:table-cell table:style-name="ce4" office:value-type="string" calcext:value-type="string">
            <text:p>Amount</text:p>
          </table:table-cell>
          <table:table-cell table:style-name="ce4"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5" table:number-rows-spanned="1">
            <text:p>Beginning Balance</text:p>
          </table:table-cell>
          <table:covered-table-cell table:number-columns-repeated="4" table:style-name="ce7"/>
          <table:table-cell table:style-name="ce13" office:value-type="string" calcext:value-type="string">
            <text:p><text:a xlink:href="python://formatLang(get_beginning_balance(journal['id']))" xlink:type="simple">BEGINNING BALANCE</text:a>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6" table:number-rows-spanned="1">
            <text:p><text:a xlink:href="python://for each=&quot;line in get_line(journal['id'])&quot;" xlink:type="simple">START LOOP LINE</text:a></text:p>
          </table:table-cell>
          <table:covered-table-cell table:number-columns-repeated="5" table:style-name="ce7"/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python://line['no']" xlink:type="simple">NO</text:a></text:p>
          </table:table-cell>
          <table:table-cell table:style-name="ce7" office:value-type="string" calcext:value-type="string">
            <text:p><text:a xlink:href="python://time.strftime('%d/%m/%Y', time.strptime(line['date'], '%Y-%m-%d'))" xlink:type="simple">DATE</text:a></text:p>
          </table:table-cell>
          <table:table-cell table:style-name="ce7" office:value-type="string" calcext:value-type="string">
            <text:p><text:a xlink:href="python://line['name']" xlink:type="simple">COMMUNICATION</text:a></text:p>
          </table:table-cell>
          <table:table-cell table:style-name="ce7" office:value-type="string" calcext:value-type="string">
            <text:p><text:a xlink:href="python://line['partner']" xlink:type="simple">PARTNER</text:a></text:p>
          </table:table-cell>
          <table:table-cell table:style-name="ce13" office:value-type="string" calcext:value-type="string">
            <text:p><text:a xlink:href="python://formatLang(line['amount'])" xlink:type="simple">AMOUNT</text:a></text:p>
          </table:table-cell>
          <table:table-cell table:style-name="ce13" office:value-type="string" calcext:value-type="string">
            <text:p><text:a xlink:href="python://formatLang(line['running_balance'])" xlink:type="simple">BALANCE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6" table:number-rows-spanned="1">
            <text:p><text:a xlink:href="python:///for" xlink:type="simple">END LOOP LINE</text:a></text:p>
          </table:table-cell>
          <table:covered-table-cell table:number-columns-repeated="5" table:style-name="ce7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5" table:number-rows-spanned="1">
            <text:p>Ending Balance</text:p>
          </table:table-cell>
          <table:covered-table-cell table:number-columns-repeated="4" table:style-name="ce7"/>
          <table:table-cell table:style-name="ce13" office:value-type="string" calcext:value-type="string">
            <text:p><text:a xlink:href="python://formatLang(get_total(journal['id']))" xlink:type="simple">ENDING BALANCE</text:a>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12" table:number-columns-repeated="5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6" table:number-rows-spanned="1">
            <text:p><text:a xlink:href="python:///for" xlink:type="simple">EnD LOOP JOURNAL</text:a></text:p>
          </table:table-cell>
          <table:covered-table-cell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3:03:39.173774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8T12:05:21.616309488</meta:creation-date>
    <dc:date>2016-10-18T15:20:40.729586344</dc:date>
    <dc:creator>Andhitia Rama</dc:creator>
    <meta:editing-duration>PT2H56M26S</meta:editing-duration>
    <meta:editing-cycles>12</meta:editing-cycles>
    <meta:generator>LibreOffice/4.2.8.2$Linux_x86 LibreOffice_project/420m0$Build-2</meta:generator>
    <meta:document-statistic meta:table-count="1" meta:cell-count="33" meta:object-count="0"/>
  </office:meta>
</office:document-meta>
</file>